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io:participa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bio:age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dcterms:source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ristina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weaver</text:p>
          </table:table-cell>
          <table:table-cell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Doll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Jinny Daniel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Jinny Charles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Old Trac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Might be 1105</text:p>
          </table:table-cell>
          <table:table-cell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Matilda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Margaret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Nace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Forrest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Little Sam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Kenn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159" calcext:value-type="float">
            <text:p>1159</text:p>
          </table:table-cell>
          <table:table-cell/>
          <table:table-cell office:value-type="string" calcext:value-type="string">
            <text:p>Ann Cross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Calista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All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Nanc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Harr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string" calcext:value-type="string">
            <text:p>Kitt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Little Tracy</text:p>
          </table:table-cell>
          <table:table-cell office:value-type="string" calcext:value-type="string">
            <text:p>1820-1824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St. Thomas's Manor</text:p>
          </table:table-cell>
          <table:table-cell table:number-columns-repeated="3"/>
          <table:table-cell office:value-type="string" calcext:value-type="string">
            <text:p>MPA-46-4-StThomasAcctBk-1820-1824.js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string" calcext:value-type="string">
            <text:p>Nan 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Paul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string" calcext:value-type="string">
            <text:p>Mary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string" calcext:value-type="string">
            <text:p>Matt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string" calcext:value-type="string">
            <text:p>Sam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string" calcext:value-type="string">
            <text:p>Hannah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string" calcext:value-type="string">
            <text:p>John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string" calcext:value-type="string">
            <text:p>Maria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3011?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string" calcext:value-type="string">
            <text:p>Tilly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office:value-type="string" calcext:value-type="string">
            <text:p>knows of Sarah Price</text:p>
          </table:table-cell>
          <table:table-cell office:value-type="string" calcext:value-type="string">
            <text:p>NJ02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string" calcext:value-type="string">
            <text:p>Thom</text:p>
          </table:table-cell>
          <table:table-cell table:style-name="ce1" office:value-type="string" calcext:value-type="string">
            <text:p>1803-04-2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an away on 1803-04-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. Joseph's</text:p>
          </table:table-cell>
          <table:table-cell office:value-type="string" calcext:value-type="string">
            <text:p>John Ambrose Sauge</text:p>
          </table:table-cell>
          <table:table-cell office:value-type="string" calcext:value-type="string">
            <text:p>J046</text:p>
          </table:table-cell>
          <table:table-cell/>
          <table:table-cell office:value-type="string" calcext:value-type="string">
            <text:p>MPA-31-2-StJosephsInventory-1803-04-28.json</text:p>
          </table:table-cell>
          <table:table-cell office:value-type="string" calcext:value-type="string">
            <text:p>overseen by William Corkrill</text:p>
          </table:table-cell>
          <table:table-cell office:value-type="string" calcext:value-type="string">
            <text:p>NJ028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Na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001" calcext:value-type="float">
            <text:p>4001</text:p>
          </table:table-cell>
          <table:table-cell/>
          <table:table-cell office:value-type="string" calcext:value-type="string">
            <text:p>Kate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002" calcext:value-type="float">
            <text:p>4002</text:p>
          </table:table-cell>
          <table:table-cell/>
          <table:table-cell office:value-type="string" calcext:value-type="string">
            <text:p>Fa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003" calcext:value-type="float">
            <text:p>4003</text:p>
          </table:table-cell>
          <table:table-cell/>
          <table:table-cell office:value-type="string" calcext:value-type="string">
            <text:p>Samue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004" calcext:value-type="float">
            <text:p>4004</text:p>
          </table:table-cell>
          <table:table-cell/>
          <table:table-cell office:value-type="string" calcext:value-type="string">
            <text:p>Ter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005" calcext:value-type="float">
            <text:p>4005</text:p>
          </table:table-cell>
          <table:table-cell/>
          <table:table-cell office:value-type="string" calcext:value-type="string">
            <text:p>Regi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string" calcext:value-type="string">
            <text:p>Je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string" calcext:value-type="string">
            <text:p>Frank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Luc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/>
          <table:table-cell office:value-type="string" calcext:value-type="string">
            <text:p>David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/>
          <table:table-cell office:value-type="string" calcext:value-type="string">
            <text:p>Nanc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/>
          <table:table-cell office:value-type="string" calcext:value-type="string">
            <text:p>Pau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/>
          <table:table-cell office:value-type="string" calcext:value-type="string">
            <text:p>Henriett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/>
          <table:table-cell office:value-type="string" calcext:value-type="string">
            <text:p>Na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 office:value-type="string" calcext:value-type="string">
            <text:p><text:s/>aged each near 7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/>
          <table:table-cell office:value-type="string" calcext:value-type="string">
            <text:p>Nanny Cooper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vanced in age and mother of many children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014" calcext:value-type="float">
            <text:p>4014</text:p>
          </table:table-cell>
          <table:table-cell/>
          <table:table-cell office:value-type="string" calcext:value-type="string">
            <text:p>Min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/>
          <table:table-cell office:value-type="string" calcext:value-type="string">
            <text:p>Simon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He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string" calcext:value-type="string">
            <text:p>Sarah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string" calcext:value-type="string">
            <text:p>Sarah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/>
          <table:table-cell office:value-type="string" calcext:value-type="string">
            <text:p>Doll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018" calcext:value-type="float">
            <text:p>4018</text:p>
          </table:table-cell>
          <table:table-cell/>
          <table:table-cell office:value-type="string" calcext:value-type="string">
            <text:p>Doll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019" calcext:value-type="float">
            <text:p>4019</text:p>
          </table:table-cell>
          <table:table-cell/>
          <table:table-cell office:value-type="string" calcext:value-type="string">
            <text:p>Dick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Peter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021" calcext:value-type="float">
            <text:p>4021</text:p>
          </table:table-cell>
          <table:table-cell/>
          <table:table-cell office:value-type="string" calcext:value-type="string">
            <text:p>James <text:s/>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/>
          <table:table-cell office:value-type="string" calcext:value-type="string">
            <text:p>Phylli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vanced in age and mother of many children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/>
          <table:table-cell office:value-type="string" calcext:value-type="string">
            <text:p>Ma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Pegg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025" calcext:value-type="float">
            <text:p>4025</text:p>
          </table:table-cell>
          <table:table-cell/>
          <table:table-cell office:value-type="string" calcext:value-type="string">
            <text:p>Sal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string" calcext:value-type="string">
            <text:p>Winifred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Ma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ould be Nanny Cooper��s Mary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Ma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Nanc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029" calcext:value-type="float">
            <text:p>4029</text:p>
          </table:table-cell>
          <table:table-cell/>
          <table:table-cell office:value-type="string" calcext:value-type="string">
            <text:p>Cate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Rache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/>
          <table:table-cell office:value-type="string" calcext:value-type="string">
            <text:p>Priscill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032" calcext:value-type="float">
            <text:p>4032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033" calcext:value-type="float">
            <text:p>4033</text:p>
          </table:table-cell>
          <table:table-cell/>
          <table:table-cell office:value-type="string" calcext:value-type="string">
            <text:p>Susann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/>
          <table:table-cell office:value-type="string" calcext:value-type="string">
            <text:p>Bett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/>
          <table:table-cell office:value-type="string" calcext:value-type="string">
            <text:p>Fingale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/>
          <table:table-cell office:value-type="string" calcext:value-type="string">
            <text:p>Charit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036" calcext:value-type="float">
            <text:p>4036</text:p>
          </table:table-cell>
          <table:table-cell/>
          <table:table-cell office:value-type="string" calcext:value-type="string">
            <text:p>Monic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037" calcext:value-type="float">
            <text:p>4037</text:p>
          </table:table-cell>
          <table:table-cell/>
          <table:table-cell office:value-type="string" calcext:value-type="string">
            <text:p>Ambrose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038" calcext:value-type="float">
            <text:p>4038</text:p>
          </table:table-cell>
          <table:table-cell/>
          <table:table-cell office:value-type="string" calcext:value-type="string">
            <text:p>Ned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Eilliiam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string" calcext:value-type="string">
            <text:p>Nanc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041" calcext:value-type="float">
            <text:p>4041</text:p>
          </table:table-cell>
          <table:table-cell/>
          <table:table-cell office:value-type="string" calcext:value-type="string">
            <text:p>Basi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/>
          <table:table-cell office:value-type="string" calcext:value-type="string">
            <text:p>Nell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042" calcext:value-type="float">
            <text:p>4042</text:p>
          </table:table-cell>
          <table:table-cell/>
          <table:table-cell office:value-type="string" calcext:value-type="string">
            <text:p>Nell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oo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043" calcext:value-type="float">
            <text:p>4043</text:p>
          </table:table-cell>
          <table:table-cell/>
          <table:table-cell office:value-type="string" calcext:value-type="string">
            <text:p>Jack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string" calcext:value-type="string">
            <text:p>Charle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/>
          <table:table-cell office:value-type="string" calcext:value-type="string">
            <text:p>James <text:s/>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/>
          <table:table-cell office:value-type="string" calcext:value-type="string">
            <text:p>Patric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047" calcext:value-type="float">
            <text:p>4047</text:p>
          </table:table-cell>
          <table:table-cell/>
          <table:table-cell office:value-type="string" calcext:value-type="string">
            <text:p>Anastasi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048" calcext:value-type="float">
            <text:p>4048</text:p>
          </table:table-cell>
          <table:table-cell/>
          <table:table-cell office:value-type="string" calcext:value-type="string">
            <text:p>He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string" calcext:value-type="string">
            <text:p>Har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string" calcext:value-type="string">
            <text:p>Ma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051" calcext:value-type="float">
            <text:p>4051</text:p>
          </table:table-cell>
          <table:table-cell/>
          <table:table-cell office:value-type="string" calcext:value-type="string">
            <text:p>Luc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052" calcext:value-type="float">
            <text:p>4052</text:p>
          </table:table-cell>
          <table:table-cell/>
          <table:table-cell office:value-type="string" calcext:value-type="string">
            <text:p>Mar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053" calcext:value-type="float">
            <text:p>4053</text:p>
          </table:table-cell>
          <table:table-cell/>
          <table:table-cell office:value-type="string" calcext:value-type="string">
            <text:p>Susan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/>
          <table:table-cell office:value-type="string" calcext:value-type="string">
            <text:p>Ned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056" calcext:value-type="float">
            <text:p>4056</text:p>
          </table:table-cell>
          <table:table-cell/>
          <table:table-cell office:value-type="string" calcext:value-type="string">
            <text:p>Fa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hild not capable of work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string" calcext:value-type="string">
            <text:p>Cate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058" calcext:value-type="float">
            <text:p>4058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 office:value-type="string" calcext:value-type="string">
            <text:p><text:s/>aged each near 7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059" calcext:value-type="float">
            <text:p>4059</text:p>
          </table:table-cell>
          <table:table-cell/>
          <table:table-cell office:value-type="string" calcext:value-type="string">
            <text:p>Nel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 office:value-type="string" calcext:value-type="string">
            <text:p><text:s/>aged each near 7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Jamson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 office:value-type="string" calcext:value-type="string">
            <text:p><text:s/>aged each near 7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061" calcext:value-type="float">
            <text:p>4061</text:p>
          </table:table-cell>
          <table:table-cell/>
          <table:table-cell office:value-type="string" calcext:value-type="string">
            <text:p>Je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ast service</text:p>
          </table:table-cell>
          <table:table-cell office:value-type="string" calcext:value-type="string">
            <text:p><text:s/>aged each near 70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062" calcext:value-type="float">
            <text:p>4062</text:p>
          </table:table-cell>
          <table:table-cell/>
          <table:table-cell office:value-type="string" calcext:value-type="string">
            <text:p>Isaac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063" calcext:value-type="float">
            <text:p>4063</text:p>
          </table:table-cell>
          <table:table-cell/>
          <table:table-cell office:value-type="string" calcext:value-type="string">
            <text:p>Isaac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Robert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emaker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065" calcext:value-type="float">
            <text:p>4065</text:p>
          </table:table-cell>
          <table:table-cell/>
          <table:table-cell office:value-type="string" calcext:value-type="string">
            <text:p>Robert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emaker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emaker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string" calcext:value-type="string">
            <text:p>Susann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/>
          <table:table-cell office:value-type="string" calcext:value-type="string">
            <text:p>Bett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/>
          <table:table-cell office:value-type="string" calcext:value-type="string">
            <text:p>Gervai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070" calcext:value-type="float">
            <text:p>4070</text:p>
          </table:table-cell>
          <table:table-cell/>
          <table:table-cell office:value-type="string" calcext:value-type="string">
            <text:p>Joh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071" calcext:value-type="float">
            <text:p>4071</text:p>
          </table:table-cell>
          <table:table-cell/>
          <table:table-cell office:value-type="string" calcext:value-type="string">
            <text:p>Ralph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Sha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/>
          <table:table-cell office:value-type="string" calcext:value-type="string">
            <text:p>Thoma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/>
          <table:table-cell office:value-type="string" calcext:value-type="string">
            <text:p>Priscill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Andrew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/>
          <table:table-cell office:value-type="string" calcext:value-type="string">
            <text:p>Sal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/>
          <table:table-cell office:value-type="string" calcext:value-type="string">
            <text:p>Johnn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/>
          <table:table-cell office:value-type="string" calcext:value-type="string">
            <text:p>Billy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Regis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081" calcext:value-type="float">
            <text:p>4081</text:p>
          </table:table-cell>
          <table:table-cell/>
          <table:table-cell office:value-type="string" calcext:value-type="string">
            <text:p>Nel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082" calcext:value-type="float">
            <text:p>4082</text:p>
          </table:table-cell>
          <table:table-cell/>
          <table:table-cell office:value-type="string" calcext:value-type="string">
            <text:p>Nell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083" calcext:value-type="float">
            <text:p>4083</text:p>
          </table:table-cell>
          <table:table-cell/>
          <table:table-cell office:value-type="string" calcext:value-type="string">
            <text:p>Doll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085" calcext:value-type="float">
            <text:p>4085</text:p>
          </table:table-cell>
          <table:table-cell/>
          <table:table-cell office:value-type="string" calcext:value-type="string">
            <text:p>Davi 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Peter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4220" calcext:value-type="float">
            <text:p>4220</text:p>
          </table:table-cell>
          <table:table-cell/>
          <table:table-cell office:value-type="string" calcext:value-type="string">
            <text:p>Priscill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pinster, cripple</text:p>
          </table:table-cell>
          <table:table-cell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221" calcext:value-type="float">
            <text:p>4221</text:p>
          </table:table-cell>
          <table:table-cell/>
          <table:table-cell office:value-type="string" calcext:value-type="string">
            <text:p>Sampson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John Lewis</text:p>
          </table:table-cell>
          <table:table-cell office:value-type="string" calcext:value-type="string">
            <text:p>J039</text:p>
          </table:table-cell>
          <table:table-cell/>
          <table:table-cell office:value-type="string" calcext:value-type="string">
            <text:p>http://slaveryarchive.georgetown.edu/items/show/61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Philis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5023" calcext:value-type="float">
            <text:p>5023</text:p>
          </table:table-cell>
          <table:table-cell/>
          <table:table-cell office:value-type="string" calcext:value-type="string">
            <text:p>Moll 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/>
          <table:table-cell office:value-type="string" calcext:value-type="string">
            <text:p>Barny S.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5055" calcext:value-type="float">
            <text:p>5055</text:p>
          </table:table-cell>
          <table:table-cell/>
          <table:table-cell office:value-type="string" calcext:value-type="string">
            <text:p>Barny <text:s/>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/>
          <table:table-cell office:value-type="string" calcext:value-type="string">
            <text:p>Barny <text:s/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5057" calcext:value-type="float">
            <text:p>5057</text:p>
          </table:table-cell>
          <table:table-cell/>
          <table:table-cell office:value-type="string" calcext:value-type="string">
            <text:p>Barny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O’Donald’s</text:p>
          </table:table-cell>
          <table:table-cell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/>
          <table:table-cell office:value-type="string" calcext:value-type="string">
            <text:p>Dick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059" calcext:value-type="float">
            <text:p>5059</text:p>
          </table:table-cell>
          <table:table-cell/>
          <table:table-cell office:value-type="string" calcext:value-type="string">
            <text:p>Dick 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/>
          <table:table-cell office:value-type="string" calcext:value-type="string">
            <text:p>Charles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061" calcext:value-type="float">
            <text:p>5061</text:p>
          </table:table-cell>
          <table:table-cell/>
          <table:table-cell office:value-type="string" calcext:value-type="string">
            <text:p>Charles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5062" calcext:value-type="float">
            <text:p>5062</text:p>
          </table:table-cell>
          <table:table-cell/>
          <table:table-cell office:value-type="string" calcext:value-type="string">
            <text:p>Jack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073" calcext:value-type="float">
            <text:p>5073</text:p>
          </table:table-cell>
          <table:table-cell/>
          <table:table-cell office:value-type="string" calcext:value-type="string">
            <text:p>Ralph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string" calcext:value-type="string">
            <text:p>Old Ralph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string" calcext:value-type="string">
            <text:p>Old Ralph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075" calcext:value-type="float">
            <text:p>5075</text:p>
          </table:table-cell>
          <table:table-cell/>
          <table:table-cell office:value-type="string" calcext:value-type="string">
            <text:p>Ned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/>
          <table:table-cell office:value-type="string" calcext:value-type="string">
            <text:p>Rachel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076" calcext:value-type="float">
            <text:p>5076</text:p>
          </table:table-cell>
          <table:table-cell/>
          <table:table-cell office:value-type="string" calcext:value-type="string">
            <text:p>Rachel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/>
          <table:table-cell office:value-type="string" calcext:value-type="string">
            <text:p>Davy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079" calcext:value-type="float">
            <text:p>5079</text:p>
          </table:table-cell>
          <table:table-cell/>
          <table:table-cell office:value-type="string" calcext:value-type="string">
            <text:p>Davy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string" calcext:value-type="string">
            <text:p>Suky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string" calcext:value-type="string">
            <text:p>Suky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Jacky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5085" calcext:value-type="float">
            <text:p>5085</text:p>
          </table:table-cell>
          <table:table-cell/>
          <table:table-cell office:value-type="string" calcext:value-type="string">
            <text:p>Poll 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86" calcext:value-type="float">
            <text:p>5086</text:p>
          </table:table-cell>
          <table:table-cell/>
          <table:table-cell office:value-type="string" calcext:value-type="string">
            <text:p>Sarah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087" calcext:value-type="float">
            <text:p>5087</text:p>
          </table:table-cell>
          <table:table-cell/>
          <table:table-cell office:value-type="string" calcext:value-type="string">
            <text:p>Jus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5088" calcext:value-type="float">
            <text:p>5088</text:p>
          </table:table-cell>
          <table:table-cell/>
          <table:table-cell office:value-type="string" calcext:value-type="string">
            <text:p>Jakes Wife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string" calcext:value-type="string">
            <text:p>Diana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090" calcext:value-type="float">
            <text:p>5090</text:p>
          </table:table-cell>
          <table:table-cell/>
          <table:table-cell office:value-type="string" calcext:value-type="string">
            <text:p>Bitty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092" calcext:value-type="float">
            <text:p>5092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/>
          <table:table-cell office:value-type="string" calcext:value-type="string">
            <text:p>Abigail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093" calcext:value-type="float">
            <text:p>5093</text:p>
          </table:table-cell>
          <table:table-cell/>
          <table:table-cell office:value-type="string" calcext:value-type="string">
            <text:p>Abig.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5094" calcext:value-type="float">
            <text:p>5094</text:p>
          </table:table-cell>
          <table:table-cell/>
          <table:table-cell office:value-type="string" calcext:value-type="string">
            <text:p>Betty (Charles’ wife)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095" calcext:value-type="float">
            <text:p>5095</text:p>
          </table:table-cell>
          <table:table-cell/>
          <table:table-cell office:value-type="string" calcext:value-type="string">
            <text:p>Betty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096" calcext:value-type="float">
            <text:p>5096</text:p>
          </table:table-cell>
          <table:table-cell/>
          <table:table-cell office:value-type="string" calcext:value-type="string">
            <text:p>Bid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string" calcext:value-type="string">
            <text:p>Theresi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101" calcext:value-type="float">
            <text:p>5101</text:p>
          </table:table-cell>
          <table:table-cell/>
          <table:table-cell office:value-type="string" calcext:value-type="string">
            <text:p>Prisc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102" calcext:value-type="float">
            <text:p>5102</text:p>
          </table:table-cell>
          <table:table-cell/>
          <table:table-cell office:value-type="string" calcext:value-type="string">
            <text:p>Jake 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Bohemia</text:p>
          </table:table-cell>
          <table:table-cell table:number-columns-repeated="3"/>
          <table:table-cell office:value-type="string" calcext:value-type="string">
            <text:p>1790-MPC-1-1-Records of Bohemia-1790.js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Old Ben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Ger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3"/>
          <table:table-cell office:value-type="string" calcext:value-type="string">
            <text:p>http://slaveryarchive.georgetown.edu/items/show/17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Gim (Jim?)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Ragis 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Ginne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Jasper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Ha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George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John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Hene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Ha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Nel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064" calcext:value-type="float">
            <text:p>6064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Mar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John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nding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Gene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Harr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Liner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Dina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George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Flor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Toney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Toney wife (Retta)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Mical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Becke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1788.json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Rhode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quarter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 table:number-columns-repeated="3"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172" calcext:value-type="float">
            <text:p>6172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n.d. (1752-1800)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t ye house</text:p>
          </table:table-cell>
          <table:table-cell/>
          <table:table-cell office:value-type="string" calcext:value-type="string">
            <text:p>Newtown</text:p>
          </table:table-cell>
          <table:table-cell table:number-columns-repeated="3"/>
          <table:table-cell office:value-type="string" calcext:value-type="string">
            <text:p>MPA-44-4-NewtownDayBook-loose-SlaveList-blotter.json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Liddy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style-name="ce1"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Matt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style-name="ce1"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Dick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style-name="ce1" office:value-type="string" calcext:value-type="string">
            <text:p>1811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Isaac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Charles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Jenny Medley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Jenny (Matt's wife)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Rachael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Nancy Proctor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illy Proctor</text:p>
          </table:table-cell>
          <table:table-cell table:style-name="ce1" office:value-type="string" calcext:value-type="string">
            <text:p>1810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Molly Proctor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Peter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riss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rissy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table:style-name="ce1" office:value-type="string" calcext:value-type="string">
            <text:p>1812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09-1812.json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table:style-name="ce1" office:value-type="string" calcext:value-type="string">
            <text:p>1813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Polly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7126" calcext:value-type="float">
            <text:p>7126</text:p>
          </table:table-cell>
          <table:table-cell office:value-type="string" calcext:value-type="string">
            <text:p>Ned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Cassimere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Aime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Louisa</text:p>
          </table:table-cell>
          <table:table-cell table:style-name="ce1" office:value-type="string" calcext:value-type="string">
            <text:p>1814-01-01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present at GTC</text:p>
          </table:table-cell>
          <table:table-cell/>
          <table:table-cell office:value-type="string" calcext:value-type="string">
            <text:p>Georgetown</text:p>
          </table:table-cell>
          <table:table-cell table:number-columns-repeated="3"/>
          <table:table-cell office:value-type="string" calcext:value-type="string">
            <text:p>GUArchives-DayBook-1812-1813.js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8:40:20.844000000</meta:creation-date>
    <dc:date>2018-01-25T19:05:48.676000000</dc:date>
    <meta:editing-duration>PT25M25S</meta:editing-duration>
    <meta:editing-cycles>5</meta:editing-cycles>
    <meta:generator>LibreOffice/5.4.4.2$Windows_X86_64 LibreOffice_project/2524958677847fb3bb44820e40380acbe820f960</meta:generator>
    <meta:document-statistic meta:table-count="1" meta:cell-count="2145" meta:object-count="0"/>
  </office:meta>
</office:document-meta>
</file>